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The Great Depression did not affect everyone, some people even made profit from it, however, most were affected by it.</text:p>
      <text:p text:style-name="Standard">The middle-class especially were affected by it.</text:p>
      <text:p text:style-name="Standard">Many workers had the attitude of “I've never had to ask for help, and am afraid to”.</text:p>
      <text:p text:style-name="Standard">This was the heavy psychological impact of the Depression.</text:p>
      <text:p text:style-name="Standard">The work ethic was a huge part of the middle-class worker during the Depression, many emphasized that they “never as yet begged”, and that they had “worked many a day when … almost unable to stand up”.</text:p>
      <text:p text:style-name="Standard">They made it known that they wanted to <text:span text:style-name="T1">BORROW</text:span><text:span text:style-name="T2"> money, not accept it as charity.</text:span></text:p>
      <text:p text:style-name="Standard"><text:span text:style-name="T2">People wrote letters to the Roosevelts, even offering family possessions as security for loans.</text:span></text:p>
      <text:p text:style-name="Standard"><text:span text:style-name="T2">The biggest worry of the middle-class in the 1930s was the thought of losing the family home.</text:span></text:p>
      <text:p text:style-name="Standard"><text:span text:style-name="T2">The Home Owners' Loan Corporation was created in 1933.</text:span></text:p>
      <text:p text:style-name="Standard"><text:span text:style-name="T2">Many saw it as their salvation, but others saw it as a huge disappointment.</text:span></text:p>
      <text:p text:style-name="Standard"><text:span text:style-name="T2">Like other alphabet agencies, the HOLC demonstrated that the New Deal could create hopes and then destroy them.</text:span></text:p>
      <text:p text:style-name="Standard"><text:span text:style-name="T2">It only provided temporary salvation for many.</text:span></text:p>
      <text:p text:style-name="Standard"><text:span text:style-name="T2">While it saved thousands of homes, by 1938 over 100,000 HOLC mortgages had been foreclosed.</text:span></text:p>
      <text:p text:style-name="Standard"><text:span text:style-name="T2">Letters of chapter 2: Starts at 12</text:span></text:p>
      <text:list xml:id="list1615356986426985520" text:style-name="L1">
        <text:list-item>
          <text:p text:style-name="P1"><text:span text:style-name="T2">To have this baby come to a home full of worry and despair, with no money for things it needs is not fair.</text:span></text:p>
        </text:list-item>
        <text:list-item>
          <text:p text:style-name="P1"><text:span text:style-name="T2">I have always put up a good fight, and worked many a day when I was almost unable to stand up, but all to no avail.</text:span></text:p>
        </text:list-item>
        <text:list-item>
          <text:p text:style-name="P1"><text:span text:style-name="T2">I assure you I am worthy of any help you render</text:span></text:p>
        </text:list-item>
        <text:list-item>
          <text:p text:style-name="P1"><text:span text:style-name="T2">Our pride isn't all gone</text:span></text:p>
        </text:list-item>
        <text:list-item>
          <text:p text:style-name="P1"><text:span text:style-name="T2">I would have killed myself if I would have lost my house</text:span></text:p>
        </text:list-item>
        <text:list-item>
          <text:p text:style-name="P1"><text:span text:style-name="T2">I am sure the president, if only he knew, would order that something be done, God bless him</text:span></text:p>
        </text:list-item>
        <text:list-item>
          <text:p text:style-name="P1"><text:span text:style-name="T2">I have no money, no home and no wheres to go</text:span></text:p>
        </text:list-item>
        <text:list-item>
          <text:p text:style-name="P1"><text:span text:style-name="T2">He is worse off then the real poor</text:span></text:p>
        </text:list-item>
        <text:list-item>
          <text:p text:style-name="P1"><text:span text:style-name="T2">It is very humiliating for me to have to write you</text:span></text:p>
        </text:list-item>
        <text:list-item>
          <text:p text:style-name="P1"><text:span text:style-name="T2">Somehow we must manage – but without charity</text:span></text:p>
          <text:list>
            <text:list-item>
              <text:p text:style-name="P1"><text:span text:style-name="T2">This one includes a list of items that this person writes that they will need:</text:span></text:p>
              <text:list>
                <text:list-item>
                  <text:p text:style-name="P1"><text:span text:style-name="T2">2 shirts, silk and wool. Size 2</text:span></text:p>
                </text:list-item>
                <text:list-item>
                  <text:p text:style-name="P1"><text:span text:style-name="T2">3 pr. Stockings, silk and wool, 4 ½ or 4</text:span></text:p>
                </text:list-item>
                <text:list-item>
                  <text:p text:style-name="P1"><text:span text:style-name="T2">3 straight flannel bands</text:span></text:p>
                </text:list-item>
                <text:list-item>
                  <text:p text:style-name="P1"><text:span text:style-name="T2">2 slips – outing flannel</text:span></text:p>
                </text:list-item>
                <text:list-item>
                  <text:p text:style-name="P1"><text:span text:style-name="T2">2 muslim dressed</text:span></text:p>
                </text:list-item>
                <text:list-item>
                  <text:p text:style-name="P1"><text:span text:style-name="T2">1 sweater</text:span></text:p>
                </text:list-item>
                <text:list-item>
                  <text:p text:style-name="P1"><text:span text:style-name="T2">1 wool bonnet</text:span></text:p>
                </text:list-item>
                <text:list-item>
                  <text:p text:style-name="P1"><text:span text:style-name="T2">2 pr. Wool booties</text:span></text:p>
                </text:list-item>
                <text:list-item>
                  <text:p text:style-name="P1"><text:span text:style-name="T2">2 doz. Diapers 30x30 – or 27 x 27</text:span></text:p>
                </text:list-item>
                <text:list-item>
                  <text:p text:style-name="P1"><text:span text:style-name="T2">1 large blanket (baby) about 45” or 50”</text:span></text:p>
                </text:list-item>
                <text:list-item>
                  <text:p text:style-name="P1"><text:span text:style-name="T2">3 outing flannel nightgaowns</text:span></text:p>
                </text:list-item>
              </text:list>
            </text:list-item>
          </text:list>
        </text:list-item>
        <text:list-item>
          <text:p text:style-name="P1"><text:span text:style-name="T2">These pass few years have been a dark struggle</text:span></text:p>
        </text:list-item>
        <text:list-item>
          <text:p text:style-name="P1"><text:span text:style-name="T2">I got faith in you and the Lord together</text:span></text:p>
        </text:list-item>
      </text:list>
      <text:p text:style-name="Standard"><text:span text:style-name="T2"/></text:p>
      <text:p text:style-name="P4"><text:span text:style-name="T2">Chapter 5</text:span></text:p>
      <text:p text:style-name="Standard"><text:span text:style-name="T2">Many older Americans worked hard their whole lives, expecting to reap some benefits when they reached their last years.</text:span></text:p>
      <text:p text:style-name="Standard"><text:span text:style-name="T2">These people were understandably bitter when the Depression prevented them from enjoying what they believed they had coming to them.</text:span></text:p>
      <text:p text:style-name="Standard"><text:span text:style-name="T2">The Depression forced many old Americans to seek help; and their traditional status as society's elders justified their demand for government assistance.</text:span></text:p>
      <text:p text:style-name="Standard"><text:span text:style-name="T2">A significant portion of the American population above the age of sixty was attracted to the Townsend Plan.</text:span></text:p>
      <text:p text:style-name="Standard"><text:span text:style-name="T2">The passage of the Social Security Act in 1935 satisfied some, but by no means all, of the older people who had called for assistance.</text:span></text:p>
      <text:p text:style-name="Standard"><text:span text:style-name="T2">Sickness was made more difficult by the Depression.</text:span></text:p>
      <text:p text:style-name="Standard"><text:span text:style-name="T2">The loss of one's job or home could trigger psychological and physical disorders.</text:span></text:p>
      <text:p text:style-name="Standard"><text:span text:style-name="T2">Depression era doctors and pharmacists appear to have been more understanding than many of their modern counterparts when patients were unable to pay their bills.</text:span></text:p>
      <text:p text:style-name="Standard"><text:span text:style-name="T2">Credit was not unlimited and one of the greatest fears of the aged and the sick was that poverty would prevent them from obtaining necessary treatment and medication.</text:span></text:p>
      <text:p text:style-name="Standard"><text:span text:style-name="T2">The Social Security Act notwithstanding, the old who were also sick and poor seem to have been justified in numbering themselves among the forgotten men and women of the Depression.</text:span></text:p>
      <text:p text:style-name="Standard"><text:span text:style-name="T2">Letters from chapter 5: Starts at 56</text:span></text:p>
      <text:list xml:id="list8714376382231253266" text:style-name="L2">
        <text:list-item>
          <text:p text:style-name="P2"><text:span text:style-name="T2">What are we to do since the calamity has swept our all away?</text:span></text:p>
        </text:list-item>
        <text:list-item>
          <text:p text:style-name="P2"><text:span text:style-name="T2">There is nothing sadder than old people who have struggled hard all their lives... to be forgotten.</text:span></text:p>
        </text:list-item>
        <text:list-item>
          <text:p text:style-name="P2"><text:span text:style-name="T2">If I could have a small pinsion each month so we would not starve.</text:span></text:p>
        </text:list-item>
        <text:list-item>
          <text:p text:style-name="P2"><text:span text:style-name="T2">I helped so many out but it seems now that I am in the grattes trouble no-body will help me.</text:span></text:p>
        </text:list-item>
        <text:list-item>
          <text:p text:style-name="P2"><text:span text:style-name="T2">I only wish President Roosvelt only node what of cind of a shape the old pele were in</text:span></text:p>
        </text:list-item>
        <text:list-item>
          <text:p text:style-name="P2"><text:span text:style-name="T2">I can't get out if I tried to get piece of bread wich of times need</text:span></text:p>
        </text:list-item>
        <text:list-item>
          <text:p text:style-name="P2"><text:span text:style-name="T2">I think that women is more sympathetic than men for the old and distressed people</text:span></text:p>
        </text:list-item>
        <text:list-item>
          <text:p text:style-name="P2"><text:span text:style-name="T2">The Atlantic calls from our shores that there is plenty of room for us</text:span></text:p>
        </text:list-item>
        <text:list-item>
          <text:p text:style-name="P2"><text:span text:style-name="T2">I am one that need it and need it bad</text:span></text:p>
        </text:list-item>
        <text:list-item>
          <text:p text:style-name="P2"><text:span text:style-name="T2">It is hard to be old and not have anything</text:span></text:p>
        </text:list-item>
        <text:list-item>
          <text:p text:style-name="P2"><text:span text:style-name="T2">I have worked hard all of my life and bad lukc has overtaken me in my old days</text:span></text:p>
        </text:list-item>
        <text:list-item>
          <text:p text:style-name="P2"><text:span text:style-name="T2">Please oh please mr. president don't say no</text:span></text:p>
        </text:list-item>
        <text:list-item>
          <text:p text:style-name="P2"><text:span text:style-name="T2">They are so wealthy... have swell homes and cars and we havent anything</text:span></text:p>
        </text:list-item>
        <text:list-item>
          <text:p text:style-name="P2"><text:span text:style-name="T2">I will loose my credit + good standing I so much prized</text:span></text:p>
        </text:list-item>
        <text:list-item>
          <text:p text:style-name="P2"><text:span text:style-name="T2">The dear good Lord gave plenty for us all. Some people wants it all</text:span></text:p>
        </text:list-item>
        <text:list-item>
          <text:p text:style-name="P2"><text:span text:style-name="T2">God told me to write to you</text:span></text:p>
        </text:list-item>
        <text:list-item>
          <text:p text:style-name="P2"><text:span text:style-name="T2">He need plain necesities and I hav'nt one cent</text:span></text:p>
        </text:list-item>
      </text:list>
      <text:p text:style-name="Standard"><text:span text:style-name="T2">Chapter 6</text:span></text:p>
      <text:p text:style-name="Standard"><text:span text:style-name="T2">Children also faced problems in the Great Depression.</text:span></text:p>
      <text:p text:style-name="Standard"><text:span text:style-name="T2">The troubles of children and adults were rooted in basically the same causes.</text:span></text:p>
      <text:p text:style-name="Standard"><text:span text:style-name="T2">Each generation shares certain experiences.</text:span></text:p>
      <text:p text:style-name="Standard"><text:span text:style-name="T2">The children of the 1930s lives through the same economic hardship as their parents did, but it meant different things to the new generation.</text:span></text:p>
      <text:p text:style-name="Standard"><text:span text:style-name="T2">The most important difference between the effects of the Depression on adults and children was that the latter were largely free from the self-blame and shame that were so common among their parents.</text:span></text:p>
      <text:p text:style-name="Standard"><text:span text:style-name="T2">Few children felt any personal guilt.</text:span></text:p>
      <text:p text:style-name="Standard"><text:span text:style-name="T2">Many Americans seem to have seen children as a burden during the 1930s.</text:span></text:p>
      <text:p text:style-name="Standard"><text:span text:style-name="T2">It was the first decade in the history of the Republic in which the number of children under 10 in the population declined.</text:span></text:p>
      <text:p text:style-name="Standard"><text:soft-page-break/><text:span text:style-name="T2">The nation had fewer children under 10 in the 1940 than it had had 20 years earlier.</text:span></text:p>
      <text:p text:style-name="Standard"><text:span text:style-name="T2">The birth rate remained below its 1930 level until 1942.</text:span></text:p>
      <text:p text:style-name="Standard"><text:span text:style-name="T2">From 1932 through 1940, the rate of live births per thousand women aged 15 to 44 years was below 20.</text:span></text:p>
      <text:p text:style-name="Standard"><text:span text:style-name="T2">At no other time in American history before 1965 was this the case.</text:span></text:p>
      <text:p text:style-name="Standard"><text:span text:style-name="T2">Children were obliged to mature rapidly during the economic crisis.</text:span></text:p>
      <text:p text:style-name="Standard"><text:span text:style-name="T2">This rapid maturation is evident in several of the letters that follow.</text:span></text:p>
      <text:p text:style-name="Standard"><text:span text:style-name="T2">The concerns of 10 to 13 year-olds in the 1930s were often with paying bills, avoiding eviction, and providing clothes for the family.</text:span></text:p>
      <text:p text:style-name="Standard"><text:span text:style-name="T2">Some were even able to put fundamental economic questions in simple terms.</text:span></text:p>
      <text:p text:style-name="Standard"><text:span text:style-name="T2">Letters from chapter 6 (Letters to the Roosevelts from children during the 1930s): Starts at 73</text:span></text:p>
      <text:list xml:id="list7106914477493492633" text:style-name="L3">
        <text:list-item>
          <text:p text:style-name="P3"><text:span text:style-name="T2">We have no one to give us a Christmas presents</text:span></text:p>
        </text:list-item>
        <text:list-item>
          <text:p text:style-name="P3"><text:span text:style-name="T2">My friends at school have skates and laugh because I dont have some</text:span></text:p>
        </text:list-item>
        <text:list-item>
          <text:p text:style-name="P3"><text:span text:style-name="T2">All the time he's crying because he can't find work</text:span></text:p>
        </text:list-item>
        <text:list-item>
          <text:p text:style-name="P3"><text:span text:style-name="T2">I do hope that President Roosevelt can make those big money guys loosen up the money</text:span></text:p>
        </text:list-item>
        <text:list-item>
          <text:p text:style-name="P3"><text:span text:style-name="T2">I have no shoe and we are suffin[suffering]</text:span></text:p>
        </text:list-item>
        <text:list-item>
          <text:p text:style-name="P3"><text:span text:style-name="T2">Some time we don't have eni thing[anything] but we live, but you no[know] it so hard to get cloth[clothes]</text:span></text:p>
        </text:list-item>
        <text:list-item>
          <text:p text:style-name="P3"><text:span text:style-name="T2">How can a bank take our money</text:span></text:p>
        </text:list-item>
      </text:list>
      <text:p text:style-name="Standard"><text:span text:style-name="T2"/></text:p>
      <text:p text:style-name="P4"><text:span text:style-name="T2">Audio:</text:span></text:p>
      <text:p text:style-name="Standard"><text:span text:style-name="T2">The Depression from the Top</text:span></text:p>
      <text:p text:style-name="Standard"><text:span text:style-name="T2"/></text:p>
      <text:p text:style-name="Standard"><text:span text:style-name="T2">President Roosevelt received letters to the extent that he did because he was seen almost like a parental sort of figure.</text:span></text:p>
      <text:p text:style-name="Standard"><text:span text:style-name="T2">The letters were kept with their errors because it showed that education to the extent that we see it today wasn't the norm, graduating high-school wasn't really the norm during the Depression until the 1950/60s.</text:span></text:p>
      <text:p text:style-name="Standard"><text:span text:style-name="T2">To portray the world view of the people.</text:span></text:p>
      <text:p text:style-name="Standard"><text:span text:style-name="T2">When the Depression sank in, President Hoover was not opposed to helping the victims, and was not a social Darwinist.</text:span></text:p>
      <text:p text:style-name="Standard"><text:span text:style-name="T2">A social Darwinist was someone who applied the principle of Charles Darwin to social organization and people in society.</text:span></text:p>
      <text:p text:style-name="Standard"><text:span text:style-name="T2">It's not a good or positive root.</text:span></text:p>
      <text:p text:style-name="Standard"><text:span text:style-name="T2">Its the idea that people who are poor or backward in some way, is that it's where they should be. It retards the progression of society.</text:span></text:p>
      <text:p text:style-name="Standard"><text:span text:style-name="T2">Hoover was not that way.</text:span></text:p>
      <text:p text:style-name="Standard"><text:span text:style-name="T2">He felt that the challenge in the Depression could be best faced by charitable organization on the community level.</text:span></text:p>
      <text:p text:style-name="Standard"><text:span text:style-name="T2">Did not want to avoid financial systems to the poor. But wanted to avoid the stigma of creating a federal dole.</text:span></text:p>
      <text:p text:style-name="Standard"><text:span text:style-name="T2">The idea of the federal dole that the government was giving handouts to people and propping them up through charity, that it was embarrassing for those people.</text:span></text:p>
      <text:p text:style-name="Standard"><text:span text:style-name="T2">Believed that charitable and local institutions maintain the level of support necessary for human survival.</text:span></text:p>
      <text:p text:style-name="Standard"><text:span text:style-name="T2">This meant that Hoover was detached from the reality of the Depression.</text:span></text:p>
      <text:p text:style-name="Standard"><text:span text:style-name="T2">He was orphaned as a young boy, and was an engineer.</text:span></text:p>
      <text:p text:style-name="Standard"><text:span text:style-name="T2">He saw things in a simple linear system.</text:span></text:p>
      <text:p text:style-name="Standard"><text:span text:style-name="T2">In February of 1931 he gave a speech.</text:span></text:p>
      <text:p text:style-name="Standard"><text:span text:style-name="T2">This speech is an indicator of how Hoover approached charity and human-need.</text:span></text:p>
      <text:p text:style-name="Standard"><text:span text:style-name="T2">“I am willing to pledge myself that if the time should ever come that the voluntary agencies of the country together with the local and state governments are unable to find resources with which to prevent hunger and suffering in my country, I'll ask the aid of every resource of the federal government.”</text:span></text:p>
      <text:p text:style-name="Standard"><text:span text:style-name="T2">In the next sentence, Hoover said that he had “faith that such a day would never come.”</text:span></text:p>
      <text:p text:style-name="Standard"><text:span text:style-name="T2">That's the whole problem with Hoover, the inability to face the consequence of the Depression.</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7T19:57:51.82</meta:creation-date>
    <dc:date>2018-04-08T18:13:16</dc:date>
    <dc:creator>Timothy Cayer</dc:creator>
    <meta:editing-duration>PT2H30M50S</meta:editing-duration>
    <meta:editing-cycles>17</meta:editing-cycles>
    <meta:generator>OpenOffice/4.1.3$Win32 OpenOffice.org_project/413m1$Build-9783</meta:generator>
    <meta:document-statistic meta:table-count="0" meta:image-count="0" meta:object-count="0" meta:page-count="4" meta:paragraph-count="115" meta:word-count="1635" meta:character-count="8811"/>
  </office:meta>
</office:document-meta>
</file>